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>
        <style:tab-stops>
          <style:tab-stop style:position="216.00pt" style:type="center"/>
          <style:tab-stop style:position="432.00pt" style:type="right"/>
        </style:tab-stops>
      </style:paragraph-properties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2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4" style:family="paragraph">
      <style:paragraph-properties fo:line-height="100.00%" fo:text-align="left"/>
    </style:style>
    <style:style style:name="TableColumn0100" style:family="table-column">
      <style:table-column-properties style:column-width="1.449306in"/>
    </style:style>
    <style:style style:name="TableColumn0101" style:family="table-column">
      <style:table-column-properties style:column-width="0.575694in"/>
    </style:style>
    <style:style style:name="TableColumn0102" style:family="table-column">
      <style:table-column-properties style:column-width="0.173611in"/>
    </style:style>
    <style:style style:name="TableColumn0103" style:family="table-column">
      <style:table-column-properties style:column-width="1.851389in"/>
    </style:style>
    <style:style style:name="Table01" style:family="table">
      <style:table-properties style:width="4.05000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2">
            <text:p text:style-name="P3"><text:span text:style-name="T3">Name</text:span><text:span text:style-name="T4"/></text:p>
          </table:table-cell>
          <table:covered-table-cell/>
          <table:table-cell table:style-name="TableCell010002" table:number-columns-spanned="2">
            <text:p text:style-name="P3"><text:span text:style-name="T5">Save/Load Parameters from File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7">Ziel</text:span><text:span text:style-name="T8"/></text:p>
          </table:table-cell>
          <table:covered-table-cell/>
          <table:table-cell table:style-name="TableCell010102" table:number-columns-spanned="2">
            <text:p text:style-name="P6"><text:span text:style-name="T9">Parameters are saved/loaded from file</text:span><text:span text:style-name="T10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1">Einordnung</text:span><text:span text:style-name="T12"/></text:p>
          </table:table-cell>
          <table:covered-table-cell/>
          <table:table-cell table:style-name="TableCell010202" table:number-columns-spanned="2">
            <text:p text:style-name="P8"><text:span text:style-name="T12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10"><text:span text:style-name="T13">Vorbedingung</text:span><text:span text:style-name="T14"/></text:p>
          </table:table-cell>
          <table:covered-table-cell/>
          <table:table-cell table:style-name="TableCell010302" table:number-columns-spanned="2">
            <text:p text:style-name="P10"><text:span text:style-name="T15">There are parameters to save/there is a file to load</text:span><text:span text:style-name="T16"/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2"><text:span text:style-name="T17">Nachbedingung</text:span><text:span text:style-name="T18"/></text:p>
          </table:table-cell>
          <table:covered-table-cell/>
          <table:table-cell table:style-name="TableCell010402" table:number-columns-spanned="2">
            <text:p text:style-name="P13"><text:span text:style-name="T19">A parameter file is created/ Parameters are loaded</text:span><text:span text:style-name="T20"/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15"><text:span text:style-name="T21">Nachbedingung im Fehlerfall</text:span><text:span text:style-name="T22"/></text:p>
          </table:table-cell>
          <table:covered-table-cell/>
          <table:table-cell table:style-name="TableCell010502" table:number-columns-spanned="2">
            <text:p text:style-name="P15"><text:span text:style-name="T22"/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17"><text:span text:style-name="T23">Haupt-<text:line-break/>Neben-Akteure</text:span><text:span text:style-name="T24"/></text:p>
          </table:table-cell>
          <table:covered-table-cell/>
          <table:table-cell table:style-name="TableCell010602" table:number-columns-spanned="2">
            <text:p text:style-name="P17"><text:span text:style-name="T25">User</text:span><text:span text:style-name="T26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19"><text:span text:style-name="T27">Auslöser</text:span><text:span text:style-name="T28"/></text:p>
          </table:table-cell>
          <table:covered-table-cell/>
          <table:table-cell table:style-name="TableCell010702" table:number-columns-spanned="2">
            <text:p text:style-name="P19"><text:span text:style-name="T29">User presses the "Save" or "Load" button in the GUI</text:span><text:span text:style-name="T30"/></text:p>
          </table:table-cell>
          <table:covered-table-cell/>
        </table:table-row>
        <table:table-row table:style-name="TableRow0108">
          <table:table-cell table:style-name="TableCell010800">
            <text:p text:style-name="P22"><text:span text:style-name="T31">Standardfluss</text:span><text:span text:style-name="T32"/></text:p>
          </table:table-cell>
          <table:table-cell table:style-name="TableCell010801" table:number-columns-spanned="2">
            <text:p text:style-name="P22"><text:span text:style-name="T33">Schritt</text:span><text:span text:style-name="T34"/></text:p>
          </table:table-cell>
          <table:covered-table-cell/>
          <table:table-cell table:style-name="TableCell010803">
            <text:p text:style-name="P22"><text:span text:style-name="T35">Aktion</text:span><text:span text:style-name="T36"/></text:p>
          </table:table-cell>
        </table:table-row>
        <table:table-row table:style-name="TableRow0109">
          <table:table-cell table:style-name="TableCell010900">
            <text:p text:style-name="P24"><text:span text:style-name="T36"/></text:p>
          </table:table-cell>
          <table:table-cell table:style-name="TableCell010901" table:number-columns-spanned="2">
            <text:p text:style-name="P24"><text:span text:style-name="T37">1</text:span><text:span text:style-name="T38"/></text:p>
          </table:table-cell>
          <table:covered-table-cell/>
          <table:table-cell table:style-name="TableCell010903">
            <text:p text:style-name="P24"><text:span text:style-name="T39">User presses the "Change Parameter" button</text:span><text:span text:style-name="T40"/></text:p>
          </table:table-cell>
        </table:table-row>
        <table:table-row table:style-name="TableRow0110">
          <table:table-cell table:style-name="TableCell011000">
            <text:p text:style-name="P26"><text:span text:style-name="T40"/></text:p>
          </table:table-cell>
          <table:table-cell table:style-name="TableCell011001" table:number-columns-spanned="2">
            <text:p text:style-name="P26"><text:span text:style-name="T41">2</text:span><text:span text:style-name="T42"/></text:p>
          </table:table-cell>
          <table:covered-table-cell/>
          <table:table-cell table:style-name="TableCell011003">
            <text:p text:style-name="P26"><text:span text:style-name="T43">User presses the "Save" or "Load" button</text:span><text:span text:style-name="T44"/></text:p>
          </table:table-cell>
        </table:table-row>
        <table:table-row table:style-name="TableRow0111">
          <table:table-cell table:style-name="TableCell011100">
            <text:p text:style-name="P28"><text:span text:style-name="T44"/></text:p>
          </table:table-cell>
          <table:table-cell table:style-name="TableCell011101" table:number-columns-spanned="2">
            <text:p text:style-name="P28"><text:span text:style-name="T45">3</text:span><text:span text:style-name="T46"/></text:p>
          </table:table-cell>
          <table:covered-table-cell/>
          <table:table-cell table:style-name="TableCell011103">
            <text:p text:style-name="P28"><text:span text:style-name="T46">User chooses a file to save/load </text:span></text:p>
          </table:table-cell>
        </table:table-row>
        <table:table-row table:style-name="TableRow0112">
          <table:table-cell table:style-name="TableCell011200">
            <text:p text:style-name="P30"><text:span text:style-name="T47">Nebenfluss</text:span><text:span text:style-name="T48"/></text:p>
          </table:table-cell>
          <table:table-cell table:style-name="TableCell011201" table:number-columns-spanned="2">
            <text:p text:style-name="P30"><text:span text:style-name="T49">Schritt</text:span><text:span text:style-name="T50"/></text:p>
          </table:table-cell>
          <table:covered-table-cell/>
          <table:table-cell table:style-name="TableCell011203">
            <text:p text:style-name="P30"><text:span text:style-name="T51">Aktion</text:span><text:span text:style-name="T52"/></text:p>
          </table:table-cell>
        </table:table-row>
        <table:table-row table:style-name="TableRow0113">
          <table:table-cell table:style-name="TableCell011300">
            <text:p text:style-name="P32"><text:span text:style-name="T52"/></text:p>
          </table:table-cell>
          <table:table-cell table:style-name="TableCell011301" table:number-columns-spanned="2">
            <text:p text:style-name="P32"><text:span text:style-name="T53">1a</text:span><text:span text:style-name="T54"/></text:p>
          </table:table-cell>
          <table:covered-table-cell/>
          <table:table-cell table:style-name="TableCell011303">
            <text:p text:style-name="P32"><text:span text:style-name="T54">User enters parameters</text:span></text:p>
          </table:table-cell>
        </table:table-row>
      </table:table>
      <text:p text:style-name="P34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